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Установка и конфигурация Runos на Astra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Этап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Установка самого контроллера</text:p>
              </text:list-item>
              <text:list-item>
                <text:p>Установка nginx и настройка графического интерфейса</text:p>
              </text:list-item>
              <text:list-item>
                <text:p>Установка Redis, тестирование восстановления данных после падения контроллера</text:p>
              </text:list-item>
              <text:list-item>
                <text:p>Тестирование работы нескольких контроллер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Проблем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xOS — конфиг libpcap</text:p>
              </text:list-item>
              <text:list-item>
                <text:p>Nginx — установка и настройка доступа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Результат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OS установлен и частично протестирован с помощью MININET</text:p>
              </text:list-item>
              <text:list-item>
                <text:p>Написаны скрипты установки некоторых приложений на Astra Linux: nginx, redis</text:p>
              </text:list-item>
              <text:list-item>
                <text:p>Найдены решения некоторых проблем, которые могут возникнуть при установке контроллера и сопутствующего ПО (ngin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Дополнительно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Написал задание Дениса</text:p>
              </text:list-item>
              <text:list-item>
                <text:p>В процессе написания познакомился с внутренностями открытого Руноса и Open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5:01:36.861287087</meta:creation-date>
    <dc:date>2018-09-03T18:47:38.336261440</dc:date>
    <meta:editing-duration>PT26M52S</meta:editing-duration>
    <meta:editing-cycles>20</meta:editing-cycles>
    <meta:generator>LibreOffice/5.1.6.2$Linux_X86_64 LibreOffice_project/10m0$Build-2</meta:generator>
    <meta:document-statistic meta:object-count="40"/>
  </office:meta>
</office:document-meta>
</file>